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ProviderTest.process( Object object , String name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stJsonProviderTest.test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9">
            <text:p text:style-name="Table_20_Contents">4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